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text-properties style:language-asian="ru" style:country-asian="RU" style:language-complex="ar" style:country-complex="SA"/>
    </style:style>
    <style:style style:name="P54" style:parent-style-name="Textbody" style:list-style-name="LFO4" style:family="paragraph">
      <style:text-properties fo:font-weight="bold" style:font-weight-asian="bold" style:font-weight-complex="bold"/>
    </style:style>
    <style:style style:name="P55" style:parent-style-name="Textbody" style:list-style-name="LFO4" style:family="paragraph"/>
    <style:style style:name="T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9" style:parent-style-name="Standard" style:list-style-name="LFO4" style:family="paragraph"/>
    <style:style style:name="T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4" style:parent-style-name="Standard" style:list-style-name="LFO4" style:family="paragraph"/>
    <style:style style:name="T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71" style:parent-style-name="Standard" style:list-style-name="LFO4" style:family="paragraph"/>
    <style:style style:name="P72" style:parent-style-name="Рисунок" style:family="paragraph">
      <style:paragraph-properties fo:text-align="center"/>
    </style:style>
    <style:style style:name="P73" style:parent-style-name="Рисунок" style:family="paragraph">
      <style:paragraph-properties fo:text-align="center"/>
    </style:style>
    <style:style style:name="T74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75" style:parent-style-name="Standard" style:list-style-name="LFO4" style:family="paragraph">
      <style:text-properties style:font-size-complex="14pt" style:language-asian="ru" style:country-asian="RU" style:language-complex="ar" style:country-complex="SA"/>
    </style:style>
    <style:style style:name="P76" style:parent-style-name="Standard" style:list-style-name="LFO4" style:family="paragraph"/>
    <style:style style:name="T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0" style:parent-style-name="Standard" style:family="paragraph">
      <style:paragraph-properties fo:margin-left="0.75in" fo:text-indent="0in">
        <style:tab-stops/>
      </style:paragraph-properties>
    </style:style>
    <style:style style:name="P81" style:parent-style-name="Рисунок" style:family="paragraph">
      <style:paragraph-properties fo:text-align="center"/>
    </style:style>
    <style:style style:name="P82" style:parent-style-name="Рисунок" style:family="paragraph">
      <style:paragraph-properties fo:text-align="center"/>
    </style:style>
    <style:style style:name="P83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84" style:parent-style-name="Standard" style:family="paragraph">
      <style:text-properties style:language-asian="ru" style:country-asian="RU" style:language-complex="ar" style:country-complex="SA"/>
    </style:style>
    <style:style style:name="P85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.49227in, 1.08266in, 0.67929in, 1.23055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2</text:span></text:p>
      <text:p text:style-name="P19"><text:span text:style-name="T20">по дисциплине «Машинное обучение»</text:span></text:p>
      <text:p text:style-name="P21"><text:span text:style-name="T22">Тема:<text:s/></text:span><text:span text:style-name="T23">Понижение размерности пространства признаков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 8303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Абибулаев Э.Э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Жангиров Т.Р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1</text:span></text:p>
      <text:soft-page-break/>
      <text:h text:style-name="Заголовок2" text:outline-level="2">Цель работы.</text:h>
      <text:p text:style-name="Standard">Ознакомиться с методами понижения размерности данных из библиотеки Scikit Learn.</text:p>
      <text:p text:style-name="P53"/>
      <text:h text:style-name="Заголовок2" text:outline-level="2">Выполнение работы.</text:h>
      <text:list text:style-name="LFO4" text:continue-numbering="true">
        <text:list-item>
          <text:p text:style-name="P54">Загрузка данных</text:p>
          <text:list text:continue-numbering="true">
            <text:list-item>
              <text:p text:style-name="P55"><text:span text:style-name="T56">Загрузжен<text:s/></text:span><text:span text:style-name="T57">датасет по ссылке:<text:s/></text:span>https://www.kaggle.com/uciml/glass<text:span text:style-name="T58">. Данные представлены в виде csv таблицы.</text:span></text:p>
            </text:list-item>
            <text:list-item>
              <text:p text:style-name="P59"><text:span text:style-name="T60">Создан Python скрипт. Загружен датасет в датафрейм, и<text:s/></text:span><text:span text:style-name="T61">произведена нормировка данных к интервалу<text:s/></text:span><text:span text:style-name="T62">[0, 1]</text:span><text:span text:style-name="T63">.</text:span></text:p>
            </text:list-item>
            <text:list-item>
              <text:p text:style-name="P64"><text:span text:style-name="T65">Построен</text:span><text:span text:style-name="T66">ы диаграммы рассеяния для пар</text:span><text:span text:style-name="T67"><text:s/>признаков</text:span><text:span text:style-name="T68"><text:s/>с учётом их класса</text:span><text:span text:style-name="T69"><text:s/>(рис. 1)</text:span><text:span text:style-name="T70">.</text:span></text:p>
            </text:list-item>
          </text:list>
        </text:list-item>
        <text:list-item>
          <text:p text:style-name="P71"><draw:frame draw:z-index="251658240" draw:id="id0" draw:style-name="a0" draw:name="Frame1" text:anchor-type="paragraph" svg:x="0in" svg:y="0in" svg:width="4.90417in" svg:height="3.925in" style:rel-width="scale" style:rel-height="scale"><draw:text-box><text:p text:style-name="P72"><draw:frame draw:style-name="a1" draw:name="Рисунок 6" text:anchor-type="as-char" svg:x="0in" svg:y="0in" svg:width="5.71632in" svg:height="3.68881in" style:rel-width="scale" style:rel-height="scale"><draw:image xlink:href="media/image1.emf" xlink:type="simple" xlink:show="embed" xlink:actuate="onLoad"/><svg:title/><svg:desc/></draw:frame></text:p><text:p text:style-name="P73">Рисунок 1: Гистограмма признаков</text:p></draw:text-box><svg:title/><svg:desc/></draw:frame><text:span text:style-name="T74">Метод главных компонент.</text:span></text:p>
          <text:list text:continue-numbering="true">
            <text:list-item>
              <text:p text:style-name="P75">При помощи метода главных компонент, размерность пространства была уменьшена до 2.<text:s/>Значение объяснённой дисперсии стало равным приблизительно 63%</text:p>
            </text:list-item>
            <text:list-item>
              <text:p text:style-name="P76"><text:span text:style-name="T77">Была построена диаграмма рассеяния после применения метода<text:s/></text:span><text:span text:style-name="T78">PCA</text:span><text:span text:style-name="T79"><text:s/>(Рис. 2).</text:span></text:p>
            </text:list-item>
          </text:list>
        </text:list-item>
      </text:list>
      <text:p text:style-name="P80"><draw:frame draw:z-index="251660288" draw:id="id1" draw:style-name="a2" draw:name="Frame1" text:anchor-type="paragraph" svg:x="0in" svg:y="0.33681in" svg:width="4.90417in" svg:height="3.925in" style:rel-width="scale" style:rel-height="scale"><draw:text-box><text:p text:style-name="P81"><draw:frame draw:style-name="a3" draw:name="Рисунок 15" text:anchor-type="as-char" svg:x="0in" svg:y="0in" svg:width="6.6625in" svg:height="5in" style:rel-width="scale" style:rel-height="scale"><draw:image xlink:href="media/image2.emf" xlink:type="simple" xlink:show="embed" xlink:actuate="onLoad"/><svg:title/><svg:desc/></draw:frame></text:p><text:p text:style-name="P82">Рисунок 2: Гистограмма признаков после понижения размерности пространства</text:p></draw:text-box><svg:title/><svg:desc/></draw:frame></text:p>
      <text:p text:style-name="P83"/>
      <text:p text:style-name="P84"/>
      <text:h text:style-name="Заголовок2" text:outline-level="2">Выводы.</text:h>
      <text:p text:style-name="P85">Первое предложение в выводах — переформулированная цель из раздела «Цель работы»:</text:p>
      <text:p text:style-name="Standard"><text:span text:style-name="T86">Было исследовано, изучено …</text:span></text:p>
      <text:p text:style-name="P87">Были изучены основные<text:s/>управляющие конструкции языка…</text:p>
      <text:p text:style-name="Standard"><text:span text:style-name="T88">Далее необходимо указать, какая конкретно задача была решена, например:</text:span></text:p>
      <text:p text:style-name="Standard"><text:span text:style-name="T89">Разработана программа, выполняющая считывание с клавиатуры исходных данных и команды пользователя. Нужно конкретизировать, с помощью чего<text:s/></text:span><text:soft-page-break/><text:span text:style-name="T90">задача была реш</text:span><text:span text:style-name="T91">ена, например: для обработки команд пользователя использовались условные операторы<text:s/></text:span><text:span text:style-name="T92">if</text:span><text:span text:style-name="T93">-</text:span><text:span text:style-name="T94">elif</text:span><text:span text:style-name="T95">-</text:span><text:span text:style-name="T96">else</text:span><text:span text:style-name="T97">. Во избежание возникновения исключительных ситуаций при приведении типов<text:s/></text:span><text:span text:style-name="T98">str</text:span><text:span text:style-name="T99"><text:s/>в<text:s/></text:span><text:span text:style-name="T100">int</text:span><text:span text:style-name="T101"><text:s/></text:span><text:span text:style-name="T102">использовалась встроенная функция<text:s/></text:span><text:span text:style-name="T103">is</text:span><text:span text:style-name="T104">_</text:span><text:span text:style-name="T105">numeric</text:span><text:span text:style-name="T106">()</text:span><text:span text:style-name="T107"><text:s/>или для отлавливания исключите</text:span><text:span text:style-name="T108">льных ситуаций был использован блок<text:s/></text:span><text:span text:style-name="T109">try</text:span><text:span text:style-name="T110">-</text:span><text:span text:style-name="T111">except</text:span><text:span text:style-name="T112"><text:s/>и т.д.</text:span></text:p>
      <text:h text:style-name="Заголовок1" text:outline-level="1">Приложение А<text:line-break/>Исходный код программы</text:h>
      <text:p text:style-name="Standard">Сначала указываем имя файла, в котором код лежит в репозитории:</text:p>
      <text:p text:style-name="Standard">Название файла:<text:s/><text:span text:style-name="T113">main</text:span>.<text:span text:style-name="T114">cpp</text:span></text:p>
      <text:p text:style-name="Листинг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size="12pt" style:font-size-asian="12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" style:display-name="WWNum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Эльдар Абибулаев</dc:creator>
    <meta:creation-date>2018-10-16T14:07:00Z</meta:creation-date>
    <dc:date>2021-10-18T11:13:00Z</dc:date>
    <meta:template xlink:href="Normal.dotm" xlink:type="simple"/>
    <meta:editing-cycles>63</meta:editing-cycles>
    <meta:editing-duration>PT36600S</meta:editing-duration>
    <meta:document-statistic meta:page-count="4" meta:paragraph-count="3" meta:word-count="292" meta:character-count="1954" meta:row-count="13" meta:non-whitespace-character-count="1665"/>
  </office:meta>
</office:document-meta>
</file>